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ookman BT S.O.Cist.:onum" svg:font-family="'Bookman BT S.O.Cist.:onum'" style:font-family-generic="roman" style:font-pitch="variable"/>
    <style:font-face style:name="Liberation Sans" svg:font-family="'Liberation Sans'" style:font-family-generic="roman" style:font-pitch="variable"/>
    <style:font-face style:name="Linux Libertine S.O.Cist.:onum" svg:font-family="'Linux Libertine S.O.Cist.:onum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Menologium_20_-_20_Datum">
      <style:text-properties fo:font-size="17pt" fo:language="cs" fo:country="CZ" officeooo:paragraph-rsid="0013416d" style:font-size-asian="11pt" style:language-asian="zh" style:country-asian="CN" style:font-size-complex="11pt" style:language-complex="hi" style:country-complex="IN"/>
    </style:style>
    <style:style style:name="P2" style:family="paragraph" style:parent-style-name="Menologium_20_-_20_textus">
      <style:paragraph-properties style:writing-mode="lr-tb"/>
      <style:text-properties officeooo:paragraph-rsid="0013416d"/>
    </style:style>
    <style:style style:name="P3" style:family="paragraph" style:parent-style-name="Menologium_20_-_20_textus">
      <style:paragraph-properties style:writing-mode="lr-tb"/>
      <style:text-properties fo:font-size="17pt" fo:language="cs" fo:country="CZ" officeooo:paragraph-rsid="0013416d" style:font-size-asian="11pt" style:language-asian="zh" style:country-asian="CN" style:font-size-complex="11pt" style:language-complex="hi" style:country-complex="IN"/>
    </style:style>
    <style:style style:name="T1" style:family="text">
      <style:text-properties officeooo:rsid="04b0bf4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4b0bf48" style:font-weight-asian="bold" style:font-weight-complex="bold"/>
    </style:style>
    <style:style style:name="T4" style:family="text">
      <style:text-properties fo:font-weight="normal" officeooo:rsid="04b0bf48" style:font-weight-asian="normal" style:font-weight-complex="normal"/>
    </style:style>
    <style:style style:name="T5" style:family="text">
      <style:text-properties fo:font-weight="normal" officeooo:rsid="04aec2f7" style:language-asian="zh" style:country-asian="CN" style:font-weight-asian="normal" style:language-complex="hi" style:country-complex="IN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4b0cb13"/>
    </style:style>
    <style:style style:name="T9" style:family="text">
      <style:text-properties officeooo:rsid="04b2c1a1"/>
    </style:style>
    <style:style style:name="T10" style:family="text">
      <style:text-properties fo:language="cs" fo:country="CZ" style:language-asian="zh" style:country-asian="CN" style:language-complex="hi" style:country-complex="IN"/>
    </style:style>
    <style:style style:name="T11" style:family="text">
      <style:text-properties fo:language="cs" fo:country="CZ" officeooo:rsid="04aec2f7" style:language-asian="zh" style:country-asian="CN" style:language-complex="hi" style:country-complex="IN"/>
    </style:style>
    <style:style style:name="T12" style:family="text">
      <style:text-properties fo:language="cs" fo:country="CZ" officeooo:rsid="04af8a83" style:language-asian="zh" style:country-asian="CN" style:language-complex="hi" style:country-complex="IN"/>
    </style:style>
    <style:style style:name="T13" style:family="text">
      <style:text-properties fo:language="cs" fo:country="CZ" officeooo:rsid="04b05047" style:language-asian="zh" style:country-asian="CN" style:language-complex="hi" style:country-complex="IN"/>
    </style:style>
    <style:style style:name="T14" style:family="text">
      <style:text-properties fo:language="cs" fo:country="CZ" officeooo:rsid="04b2c1a1" style:language-asian="zh" style:country-asian="CN" style:language-complex="hi" style:country-complex="IN"/>
    </style:style>
    <style:style style:name="T15" style:family="text">
      <style:text-properties fo:language="cs" fo:country="CZ" officeooo:rsid="04b0bf48" style:language-asian="zh" style:country-asian="CN" style:language-complex="hi" style:country-complex="IN"/>
    </style:style>
    <style:style style:name="T16" style:family="text">
      <style:text-properties fo:language="cs" fo:country="CZ" fo:font-weight="bold" style:language-asian="zh" style:country-asian="CN" style:font-weight-asian="bold" style:language-complex="hi" style:country-complex="IN" style:font-weight-complex="bold"/>
    </style:style>
    <style:style style:name="T17" style:family="text">
      <style:text-properties fo:language="cs" fo:country="CZ" fo:font-weight="normal" officeooo:rsid="04aec2f7" style:language-asian="zh" style:country-asian="CN" style:font-weight-asian="normal" style:language-complex="hi" style:country-complex="IN" style:font-weight-complex="normal"/>
    </style:style>
    <style:style style:name="T18" style:family="text">
      <style:text-properties fo:language="la" fo:country="VA" fo:font-style="italic" style:font-style-asian="italic" style:font-style-complex="italic"/>
    </style:style>
    <style:style style:name="T19" style:family="text">
      <style:text-properties fo:language="fr" fo:country="FR" fo:font-weight="bold" style:language-asian="zh" style:country-asian="CN" style:font-weight-asian="bold" style:language-complex="hi" style:country-complex="IN" style:font-weight-complex="bold"/>
    </style:style>
    <style:style style:name="T20" style:family="text">
      <style:text-properties officeooo:rsid="04b05047"/>
    </style:style>
    <style:style style:name="T21" style:family="text">
      <style:text-properties officeooo:rsid="04b05047" style:language-asian="zh" style:country-asian="CN" style:language-complex="hi" style:country-complex="IN"/>
    </style:style>
    <style:style style:name="T22" style:family="text">
      <style:text-properties fo:font-size="13pt" officeooo:rsid="04b05047" style:font-size-asian="11pt" style:language-asian="zh" style:country-asian="CN" style:font-size-complex="11pt" style:language-complex="hi" style:country-complex="IN"/>
    </style:style>
    <style:style style:name="T23" style:family="text">
      <style:text-properties fo:font-size="13pt" fo:language="cs" fo:country="CZ" style:font-size-asian="11pt" style:language-asian="zh" style:country-asian="CN" style:font-size-complex="11pt" style:language-complex="hi" style:country-complex="IN"/>
    </style:style>
    <style:style style:name="T24" style:family="text">
      <style:text-properties fo:font-size="13pt" fo:language="cs" fo:country="CZ" officeooo:rsid="04aec2f7" style:font-size-asian="11pt" style:language-asian="zh" style:country-asian="CN" style:font-size-complex="11pt" style:language-complex="hi" style:country-complex="IN"/>
    </style:style>
    <style:style style:name="T25" style:family="text">
      <style:text-properties fo:font-size="13pt" fo:language="cs" fo:country="CZ" officeooo:rsid="04af8a83" style:font-size-asian="11pt" style:language-asian="zh" style:country-asian="CN" style:font-size-complex="11pt" style:language-complex="hi" style:country-complex="IN"/>
    </style:style>
    <style:style style:name="T26" style:family="text">
      <style:text-properties fo:font-size="13pt" fo:language="cs" fo:country="CZ" officeooo:rsid="04b05047" style:font-size-asian="11pt" style:language-asian="zh" style:country-asian="CN" style:font-size-complex="11pt" style:language-complex="hi" style:country-complex="IN"/>
    </style:style>
    <style:style style:name="T27" style:family="text">
      <style:text-properties fo:font-size="13pt" fo:language="cs" fo:country="CZ" officeooo:rsid="04b2c1a1" style:font-size-asian="11pt" style:language-asian="zh" style:country-asian="CN" style:font-size-complex="11pt" style:language-complex="hi" style:country-complex="IN"/>
    </style:style>
    <style:style style:name="T28" style:family="text">
      <style:text-properties fo:font-size="13pt" fo:language="cs" fo:country="CZ" officeooo:rsid="04b0bf48" style:font-size-asian="11pt" style:language-asian="zh" style:country-asian="CN" style:font-size-complex="11pt" style:language-complex="hi" style:country-complex="IN"/>
    </style:style>
    <style:style style:name="T29" style:family="text">
      <style:text-properties fo:font-size="13pt" fo:language="cs" fo:country="CZ" fo:font-weight="bold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30" style:family="text">
      <style:text-properties fo:font-size="13pt" fo:language="cs" fo:country="CZ" fo:font-weight="normal" officeooo:rsid="04aec2f7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" style:family="text">
      <style:text-properties fo:font-size="13pt" fo:font-weight="normal" officeooo:rsid="04aec2f7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2" style:family="text">
      <style:text-properties fo:font-size="15pt" officeooo:rsid="04b05047" style:font-size-asian="11pt" style:language-asian="zh" style:country-asian="CN" style:font-size-complex="11pt" style:language-complex="hi" style:country-complex="IN"/>
    </style:style>
    <style:style style:name="T33" style:family="text">
      <style:text-properties fo:font-size="15pt" fo:language="cs" fo:country="CZ" style:font-size-asian="11pt" style:language-asian="zh" style:country-asian="CN" style:font-size-complex="11pt" style:language-complex="hi" style:country-complex="IN"/>
    </style:style>
    <style:style style:name="T34" style:family="text">
      <style:text-properties fo:font-size="15pt" fo:language="cs" fo:country="CZ" officeooo:rsid="04aec2f7" style:font-size-asian="11pt" style:language-asian="zh" style:country-asian="CN" style:font-size-complex="11pt" style:language-complex="hi" style:country-complex="IN"/>
    </style:style>
    <style:style style:name="T35" style:family="text">
      <style:text-properties fo:font-size="15pt" fo:language="cs" fo:country="CZ" officeooo:rsid="04af8a83" style:font-size-asian="11pt" style:language-asian="zh" style:country-asian="CN" style:font-size-complex="11pt" style:language-complex="hi" style:country-complex="IN"/>
    </style:style>
    <style:style style:name="T36" style:family="text">
      <style:text-properties fo:font-size="15pt" fo:language="cs" fo:country="CZ" officeooo:rsid="04b05047" style:font-size-asian="11pt" style:language-asian="zh" style:country-asian="CN" style:font-size-complex="11pt" style:language-complex="hi" style:country-complex="IN"/>
    </style:style>
    <style:style style:name="T37" style:family="text">
      <style:text-properties fo:font-size="15pt" fo:language="cs" fo:country="CZ" officeooo:rsid="04b2c1a1" style:font-size-asian="11pt" style:language-asian="zh" style:country-asian="CN" style:font-size-complex="11pt" style:language-complex="hi" style:country-complex="IN"/>
    </style:style>
    <style:style style:name="T38" style:family="text">
      <style:text-properties fo:font-size="15pt" fo:language="cs" fo:country="CZ" officeooo:rsid="04b0bf48" style:font-size-asian="11pt" style:language-asian="zh" style:country-asian="CN" style:font-size-complex="11pt" style:language-complex="hi" style:country-complex="IN"/>
    </style:style>
    <style:style style:name="T39" style:family="text">
      <style:text-properties fo:font-size="15pt" fo:language="cs" fo:country="CZ" fo:font-weight="bold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40" style:family="text">
      <style:text-properties fo:font-size="15pt" fo:language="cs" fo:country="CZ" fo:font-weight="normal" officeooo:rsid="04aec2f7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41" style:family="text">
      <style:text-properties fo:font-size="15pt" fo:font-weight="normal" officeooo:rsid="04aec2f7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42" style:family="text">
      <style:text-properties fo:font-size="17pt" officeooo:rsid="04b05047" style:font-size-asian="11pt" style:language-asian="zh" style:country-asian="CN" style:font-size-complex="11pt" style:language-complex="hi" style:country-complex="IN"/>
    </style:style>
    <style:style style:name="T43" style:family="text">
      <style:text-properties fo:font-size="17pt" fo:language="cs" fo:country="CZ" style:font-size-asian="11pt" style:language-asian="zh" style:country-asian="CN" style:font-size-complex="11pt" style:language-complex="hi" style:country-complex="IN"/>
    </style:style>
    <style:style style:name="T44" style:family="text">
      <style:text-properties fo:font-size="17pt" fo:language="cs" fo:country="CZ" officeooo:rsid="04aec2f7" style:font-size-asian="11pt" style:language-asian="zh" style:country-asian="CN" style:font-size-complex="11pt" style:language-complex="hi" style:country-complex="IN"/>
    </style:style>
    <style:style style:name="T45" style:family="text">
      <style:text-properties fo:font-size="17pt" fo:language="cs" fo:country="CZ" officeooo:rsid="04af8a83" style:font-size-asian="11pt" style:language-asian="zh" style:country-asian="CN" style:font-size-complex="11pt" style:language-complex="hi" style:country-complex="IN"/>
    </style:style>
    <style:style style:name="T46" style:family="text">
      <style:text-properties fo:font-size="17pt" fo:language="cs" fo:country="CZ" officeooo:rsid="04b05047" style:font-size-asian="11pt" style:language-asian="zh" style:country-asian="CN" style:font-size-complex="11pt" style:language-complex="hi" style:country-complex="IN"/>
    </style:style>
    <style:style style:name="T47" style:family="text">
      <style:text-properties fo:font-size="17pt" fo:language="cs" fo:country="CZ" officeooo:rsid="04b2c1a1" style:font-size-asian="11pt" style:language-asian="zh" style:country-asian="CN" style:font-size-complex="11pt" style:language-complex="hi" style:country-complex="IN"/>
    </style:style>
    <style:style style:name="T48" style:family="text">
      <style:text-properties fo:font-size="17pt" fo:language="cs" fo:country="CZ" officeooo:rsid="04b0bf48" style:font-size-asian="11pt" style:language-asian="zh" style:country-asian="CN" style:font-size-complex="11pt" style:language-complex="hi" style:country-complex="IN"/>
    </style:style>
    <style:style style:name="T49" style:family="text">
      <style:text-properties fo:font-size="17pt" fo:language="cs" fo:country="CZ" fo:font-weight="bold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50" style:family="text">
      <style:text-properties fo:font-size="17pt" fo:language="cs" fo:country="CZ" fo:font-weight="normal" officeooo:rsid="04aec2f7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51" style:family="text">
      <style:text-properties fo:font-size="17pt" fo:font-weight="normal" officeooo:rsid="04aec2f7" style:font-size-asian="11pt" style:language-asian="zh" style:country-asian="CN" style:font-weight-asian="normal" style:font-size-complex="11pt" style:language-complex="hi" style:country-complex="IN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6. září.</text:p>
      <text:p text:style-name="P2"><text:span text:style-name="T44">V klášteře Panny Marie z </text:span><text:span text:style-name="T43">Trapp</text:span><text:span text:style-name="T44">y</text:span><text:span text:style-name="T43">, </text:span><text:span text:style-name="T44">28. </text:span><text:span text:style-name="T43">d</text:span><text:span text:style-name="T44">n</text:span><text:span text:style-name="T43">e </text:span><text:span text:style-name="T44">tohoto měsíce roku </text:span><text:span text:style-name="T43">1691, </text:span><text:span text:style-name="T44">zesnul </text:span><text:span text:style-name="T43">Dom </text:span><text:span text:style-name="T49">Bruno Le Digne </text:span><text:span text:style-name="T50">[</text:span><text:span text:style-name="Menologium_20_-_20_pronuntiatio"><text:span text:style-name="T51">lə diň</text:span></text:span><text:span text:style-name="T50">]</text:span><text:span text:style-name="T43">, mn</text:span><text:span text:style-name="T44">i</text:span><text:span text:style-name="T43">ch </text:span><text:span text:style-name="T44">a kněz</text:span><text:span text:style-name="T43">. </text:span><text:span text:style-name="T45">Předtím byl mnichem kláštera Val-des-Choux</text:span><text:span text:style-name="T45"><text:note text:id="ftn0" text:note-class="footnote"><text:note-citation>1</text:note-citation><text:note-body><text:p text:style-name="Footnote"><text:span text:style-name="T18">Vallis-Caulium</text:span>, <text:span text:style-name="T19">Val-des-Choux</text:span> <text:span text:style-name="T20">byl klášter nedaleko Dijonu na severovýchodě Francie. Založen 1193 s vlastní řeholí a životem připomínající kartusiány s cisterciáckou inspirací, v roce 1762 přešel do Cisterciáckého Řádu jako dcera Sept-Fons, v roce 1791 zrušen.</text:span></text:p></text:note-body></text:note></text:span><text:span text:style-name="T45"> </text:span><text:span text:style-name="T46">[</text:span><text:span text:style-name="Menologium_20_-_20_pronuntiatio"><text:span text:style-name="T42">val-dé-šú</text:span></text:span><text:span text:style-name="T46">], velmi vlažný</text:span><text:span text:style-name="T47">m</text:span><text:span text:style-name="T46"> v řeholním životě</text:span><text:span text:style-name="T43">, </text:span><text:span text:style-name="T46">a</text:span><text:span text:style-name="T47">však</text:span><text:span text:style-name="T46"> když </text:span><text:span text:style-name="T47">u</text:span><text:span text:style-name="T46">slyšel opata </text:span><text:span text:style-name="T43">de Rancé </text:span><text:span text:style-name="T46">vyprávět o pravém mnišském životě a jeho nebeských útěchách</text:span><text:span text:style-name="T43">, </text:span><text:span text:style-name="T46">novost této záležitosti zapálila jeho ducha a on požádal o hábit Řádu</text:span><text:span text:style-name="T43">. </text:span><text:span text:style-name="T46">A když v duchovním životě trochu pokročil</text:span><text:span text:style-name="T43">, </text:span><text:span text:style-name="T46">samotné své nedokonalosti spasitelně použil, aby prohloubil svou pokoru</text:span><text:span text:style-name="T43">. </text:span><text:span text:style-name="T46">Boha měl neustále v duchu přítomného</text:span><text:span text:style-name="T43">; </text:span><text:span text:style-name="T46">a žádná práce či přísnost života se mu neošklivila</text:span><text:span text:style-name="T43">. </text:span><text:span text:style-name="T46">Avšak zachvátila jej choroba střev</text:span><text:span text:style-name="T43">. </text:span><text:span text:style-name="T48">Téměř po osm let jej tato choroba napadala a zase odcházela</text:span><text:span text:style-name="T43">, </text:span><text:span text:style-name="T48">a bez oddechu podstup</text:span><text:span text:style-name="T47">ova</text:span><text:span text:style-name="T48">l tyto vpravdě přetěžké útrapy</text:span><text:span text:style-name="T43">. </text:span><text:span text:style-name="T48">K nim se přidala i další zla, on </text:span><text:span text:style-name="T47">však </text:span><text:span text:style-name="T48">veškerý tento čas vše snášel pro lásku Kristovu se srdcem zkroušeným a s nanejvýš pokojným duchem a trpělivostí</text:span><text:span text:style-name="T43">, </text:span><text:span text:style-name="T48">dokonce Bohu vzdával díky</text:span><text:span text:style-name="T43">, </text:span><text:span text:style-name="T48">a třebaže jej osten bolesti takřka smrtelné často sužoval,</text:span><text:span text:style-name="T43"> </text:span><text:span text:style-name="T48">nezanechal své dobrovolné přísnosti života ani práce</text:span><text:span text:style-name="T43">. </text:span><text:span text:style-name="T48">Tento druh mučednictví, který Svatý Otec Bernard nazýv</text:span><text:span text:style-name="T47">al</text:span><text:span text:style-name="T48"> oním krvavým mučednictvím, jímž jsou údy sužovány, sice mírnější v hrůze, avšak obtížnější svým trváním</text:span><text:span text:style-name="T43">, </text:span><text:span text:style-name="T48">nakonec šťastně dokončil</text:span><text:span text:style-name="T43">. (Hag., n. 626).</text:span></text:p>
      <text:p text:style-name="P3"><text:span text:style-name="T1">Ve Španělsku</text:span> <text:span text:style-name="T1">se připomíná </text:span><text:span text:style-name="T2">Ann</text:span><text:span text:style-name="T3">a</text:span><text:span text:style-name="T2"> de Villaroël </text:span><text:span text:style-name="T4">[vijaroel]</text:span>, <text:span text:style-name="T1">mniška od Svaté Anny v Ávile</text:span>. <text:span text:style-name="T1">O této svaté ženě se vypráví, že žila jako anděl spíš než člověk</text:span>, <text:span text:style-name="T1">a zachovávala neustálé </text:span><text:span text:style-name="T7">silentium </text:span><text:span text:style-name="T1">až do smrti</text:span>. <text:span text:style-name="T8">Tvrdé kůly, ke všemu holé, používala místo lůžka</text:span>. <text:span text:style-name="T8">Každý den byla občerstvována životodárnou Svátostí Těla Kristova</text:span>, <text:span text:style-name="T8">kter</text:span><text:span text:style-name="T9">ou</text:span><text:span text:style-name="T8"> když převelice oddaně přijala</text:span>, <text:span text:style-name="T8">upadla ihned do vytržení</text:span>. <text:span text:style-name="T8">Zesnula pak roku </text:span>1600. (Hag., n. 5o3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ookman BT S.O.Cist.:onum" svg:font-family="'Bookman BT S.O.Cist.:onum'" style:font-family-generic="roman" style:font-pitch="variable"/>
    <style:font-face style:name="Liberation Sans" svg:font-family="'Liberation Sans'" style:font-family-generic="roman" style:font-pitch="variable"/>
    <style:font-face style:name="Linux Libertine S.O.Cist.:onum" svg:font-family="'Linux Libertine S.O.Cist.:onum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Menologium_20_-_20_textus" style:display-name="Menologium - textus" style:family="paragraph" style:parent-style-name="Standard" style:default-outline-level="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style:font-name="Linux Libertine S.O.Cist.:onum" fo:font-family="'Linux Libertine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/>
    </style:style>
    <style:style style:name="Menologium_20_-_20_Datum" style:display-name="Menologium - Datum" style:family="paragraph" style:parent-style-name="Standard" style:default-outline-level="">
      <style:paragraph-properties fo:margin-top="0in" fo:margin-bottom="0.0598in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fo:language="la" fo:country="VA" style:font-size-asian="11pt" style:font-size-complex="11pt" fo:hyphenate="tru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Menologium_20_-_20_pronuntiatio" style:display-name="Menologium - pronuntiatio" style:family="text">
      <style:text-properties style:font-name="Liberation Sans" fo:font-family="'Liberation Sans'" style:font-family-generic="roman" style:font-pitch="variable" fo:font-size="9pt" fo:language="zxx" fo:country="none" style:font-size-asian="9pt" style:font-size-complex="11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6T12:14:09.474000000</meta:creation-date>
    <dc:date>2022-09-26T12:15:03.693000000</dc:date>
    <meta:editing-duration>PT54S</meta:editing-duration>
    <meta:editing-cycles>1</meta:editing-cycles>
    <meta:document-statistic meta:table-count="0" meta:image-count="0" meta:object-count="0" meta:page-count="1" meta:paragraph-count="4" meta:word-count="294" meta:character-count="1909" meta:non-whitespace-character-count="1619"/>
    <meta:generator>LibreOffice/7.3.5.2$Windows_x86 LibreOffice_project/184fe81b8c8c30d8b5082578aee2fed2ea847c01</meta:generator>
  </office:meta>
</office:document-meta>
</file>